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4.41mm"/>
    </style:style>
    <style:style style:name="co3" style:family="table-column">
      <style:table-column-properties fo:break-before="auto" style:column-width="25.81mm"/>
    </style:style>
    <style:style style:name="co4" style:family="table-column">
      <style:table-column-properties fo:break-before="auto" style:column-width="23.09mm"/>
    </style:style>
    <style:style style:name="co5" style:family="table-column">
      <style:table-column-properties fo:break-before="auto" style:column-width="32.1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19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6" style:family="table-cell" style:parent-style-name="Default" style:data-style-name="N109">
      <style:table-cell-properties fo:background-color="#eea389"/>
    </style:style>
    <style:style style:name="ce7" style:family="table-cell" style:parent-style-name="Default" style:data-style-name="N109">
      <style:table-cell-properties fo:background-color="#bb94a9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fo:background-color="#eea389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3" table:number-columns-repeated="3" table:default-cell-style-name="ce4"/>
        <table:table-column table:style-name="co8" table:default-cell-style-name="ce4"/>
        <table:table-column table:style-name="co7" table:number-columns-repeated="2" table:default-cell-style-name="ce4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Réseau</text:p>
          </table:table-cell>
          <table:table-cell table:style-name="ce1" office:value-type="string" calcext:value-type="string" table:number-columns-spanned="1" table:number-rows-spanned="2">
            <text:p>Station</text:p>
          </table:table-cell>
          <table:table-cell table:style-name="ce3" office:value-type="string" calcext:value-type="string" table:number-columns-spanned="3" table:number-rows-spanned="1">
            <text:p>ETRS89 – ECEF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ETRS89 – Géographiques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RGF93 – Lambert 93</text:p>
          </table:table-cell>
          <table:covered-table-cell/>
          <table:table-cell table:style-name="ce3" office:value-type="string" calcext:value-type="string" table:number-columns-spanned="2" table:number-rows-spanned="1">
            <text:p>CH1903+ – MN95</text:p>
          </table:table-cell>
          <table:covered-table-cell/>
          <table:table-cell table:style-name="ce3" office:value-type="string" calcext:value-type="string" table:number-columns-spanned="4" table:number-rows-spanned="1">
            <text:p>Altitudes H [m]</text:p>
          </table:table-cell>
          <table:covered-table-cell table:number-columns-repeated="3"/>
        </table:table-row>
        <table:table-row table:style-name="ro1">
          <table:covered-table-cell table:number-columns-repeated="2"/>
          <table:table-cell table:style-name="ce2" office:value-type="string" calcext:value-type="string">
            <text:p>X [m]</text:p>
          </table:table-cell>
          <table:table-cell table:style-name="ce2" office:value-type="string" calcext:value-type="string">
            <text:p>Y [m]</text:p>
          </table:table-cell>
          <table:table-cell table:style-name="ce2" office:value-type="string" calcext:value-type="string">
            <text:p>Z [m]</text:p>
          </table:table-cell>
          <table:table-cell table:style-name="ce5" office:value-type="string" calcext:value-type="string">
            <text:p>λ</text:p>
          </table:table-cell>
          <table:table-cell table:style-name="ce5" office:value-type="string" calcext:value-type="string">
            <text:p>φ</text:p>
          </table:table-cell>
          <table:table-cell table:style-name="ce2" office:value-type="string" calcext:value-type="string">
            <text:p>h [m]</text:p>
          </table:table-cell>
          <table:table-cell table:style-name="ce2" office:value-type="string" calcext:value-type="string">
            <text:p>E [m]</text:p>
          </table:table-cell>
          <table:table-cell table:style-name="ce2" office:value-type="string" calcext:value-type="string">
            <text:p>N [m]</text:p>
          </table:table-cell>
          <table:table-cell table:style-name="ce2" office:value-type="string" calcext:value-type="string">
            <text:p>E [m]</text:p>
          </table:table-cell>
          <table:table-cell table:style-name="ce2" office:value-type="string" calcext:value-type="string">
            <text:p>N [m]</text:p>
          </table:table-cell>
          <table:table-cell table:style-name="ce2" office:value-type="string" calcext:value-type="string">
            <text:p>IGN69</text:p>
          </table:table-cell>
          <table:table-cell table:style-name="ce2" office:value-type="string" calcext:value-type="string">
            <text:p>h(Bessel)</text:p>
          </table:table-cell>
          <table:table-cell table:style-name="ce2" office:value-type="string" calcext:value-type="string">
            <text:p>RAN95</text:p>
          </table:table-cell>
          <table:table-cell table:style-name="ce10" office:value-type="string" calcext:value-type="string">
            <text:p>NF02</text:p>
          </table:table-cell>
        </table:table-row>
        <table:table-row table:style-name="ro1">
          <table:table-cell office:value-type="string" calcext:value-type="string">
            <text:p>RGP</text:p>
          </table:table-cell>
          <table:table-cell office:value-type="string" calcext:value-type="string">
            <text:p>MRON</text:p>
          </table:table-cell>
          <table:table-cell office:value-type="float" office:value="4352245.946" calcext:value-type="float">
            <text:p>4'352'245.946</text:p>
          </table:table-cell>
          <table:table-cell office:value-type="float" office:value="484521.622" calcext:value-type="float">
            <text:p>484'521.622</text:p>
          </table:table-cell>
          <table:table-cell office:value-type="float" office:value="4623551.642" calcext:value-type="float">
            <text:p>4'623'551.642</text:p>
          </table:table-cell>
          <table:table-cell office:value-type="string" calcext:value-type="string">
            <text:p>06°21'08.63610"E</text:p>
          </table:table-cell>
          <table:table-cell office:value-type="string" calcext:value-type="string">
            <text:p>46°44'50.04518"N</text:p>
          </table:table-cell>
          <table:table-cell office:value-type="float" office:value="1367.407" calcext:value-type="float">
            <text:p>1'367.407</text:p>
          </table:table-cell>
          <table:table-cell office:value-type="float" office:value="955852.041" calcext:value-type="float">
            <text:p>955'852.041</text:p>
          </table:table-cell>
          <table:table-cell office:value-type="float" office:value="6632889.459" calcext:value-type="float">
            <text:p>6'632'889.459</text:p>
          </table:table-cell>
          <table:table-cell table:style-name="ce7" office:value-type="float" office:value="2516997.8253" calcext:value-type="float">
            <text:p>2'516'997.825</text:p>
          </table:table-cell>
          <table:table-cell table:style-name="ce7" office:value-type="float" office:value="1177914.375" calcext:value-type="float">
            <text:p>1'177'914.375</text:p>
          </table:table-cell>
          <table:table-cell table:style-name="ce8" office:value-type="float" office:value="1317.15" calcext:value-type="float">
            <text:p>1'317.15</text:p>
          </table:table-cell>
          <table:table-cell table:style-name="ce7" office:value-type="float" office:value="1316.4082" calcext:value-type="float">
            <text:p>1'316.408</text:p>
          </table:table-cell>
          <table:table-cell table:style-name="ce7" office:value-type="float" office:value="1316.7665" calcext:value-type="float">
            <text:p>1'316.767</text:p>
          </table:table-cell>
          <table:table-cell table:style-name="ce7" office:value-type="float" office:value="1316.7475" calcext:value-type="float">
            <text:p>1'316.748</text:p>
          </table:table-cell>
        </table:table-row>
        <table:table-row table:style-name="ro1">
          <table:table-cell office:value-type="string" calcext:value-type="string">
            <text:p>RGP</text:p>
          </table:table-cell>
          <table:table-cell office:value-type="string" calcext:value-type="string">
            <text:p>PERX</text:p>
          </table:table-cell>
          <table:table-cell office:value-type="float" office:value="4334045.865" calcext:value-type="float">
            <text:p>4'334'045.865</text:p>
          </table:table-cell>
          <table:table-cell office:value-type="float" office:value="490447.96" calcext:value-type="float">
            <text:p>490'447.960</text:p>
          </table:table-cell>
          <table:table-cell office:value-type="float" office:value="4639564.729" calcext:value-type="float">
            <text:p>4'639'564.729</text:p>
          </table:table-cell>
          <table:table-cell office:value-type="string" calcext:value-type="string">
            <text:p>06°27'22.40014"E</text:p>
          </table:table-cell>
          <table:table-cell office:value-type="string" calcext:value-type="string">
            <text:p>46°57'36.23461"N</text:p>
          </table:table-cell>
          <table:table-cell office:value-type="float" office:value="1134.051" calcext:value-type="float">
            <text:p>1'134.051</text:p>
          </table:table-cell>
          <table:table-cell office:value-type="float" office:value="962736.449" calcext:value-type="float">
            <text:p>962'736.449</text:p>
          </table:table-cell>
          <table:table-cell office:value-type="float" office:value="6656846.32" calcext:value-type="float">
            <text:p>6'656'846.320</text:p>
          </table:table-cell>
          <table:table-cell table:style-name="ce7" office:value-type="float" office:value="2525227.5377" calcext:value-type="float">
            <text:p>2'525'227.538</text:p>
          </table:table-cell>
          <table:table-cell table:style-name="ce7" office:value-type="float" office:value="1201467.9235" calcext:value-type="float">
            <text:p>1'201'467.924</text:p>
          </table:table-cell>
          <table:table-cell table:style-name="ce8" office:value-type="float" office:value="1083.96" calcext:value-type="float">
            <text:p>1'083.96</text:p>
          </table:table-cell>
          <table:table-cell table:style-name="ce7" office:value-type="float" office:value="1083.6722" calcext:value-type="float">
            <text:p>1'083.672</text:p>
          </table:table-cell>
          <table:table-cell table:style-name="ce7" office:value-type="float" office:value="1083.5795" calcext:value-type="float">
            <text:p>1'083.580</text:p>
          </table:table-cell>
          <table:table-cell table:style-name="ce7" office:value-type="float" office:value="1083.6076" calcext:value-type="float">
            <text:p>1'083.608</text:p>
          </table:table-cell>
        </table:table-row>
        <table:table-row table:style-name="ro1">
          <table:table-cell office:value-type="string" calcext:value-type="string">
            <text:p>RGP</text:p>
          </table:table-cell>
          <table:table-cell office:value-type="string" calcext:value-type="string">
            <text:p>PRNY</text:p>
          </table:table-cell>
          <table:table-cell office:value-type="float" office:value="4339328.359" calcext:value-type="float">
            <text:p>4'339'328.359</text:p>
          </table:table-cell>
          <table:table-cell office:value-type="float" office:value="482005.683" calcext:value-type="float">
            <text:p>482'005.683</text:p>
          </table:table-cell>
          <table:table-cell office:value-type="float" office:value="4635194.179" calcext:value-type="float">
            <text:p>4'635'194.179</text:p>
          </table:table-cell>
          <table:table-cell office:value-type="string" calcext:value-type="string">
            <text:p>06°20'18.02689"E</text:p>
          </table:table-cell>
          <table:table-cell office:value-type="string" calcext:value-type="string">
            <text:p>46°54'17.68154"N</text:p>
          </table:table-cell>
          <table:table-cell office:value-type="float" office:value="883.555" calcext:value-type="float">
            <text:p>883.555</text:p>
          </table:table-cell>
          <table:table-cell office:value-type="float" office:value="954039.629" calcext:value-type="float">
            <text:p>954'039.629</text:p>
          </table:table-cell>
          <table:table-cell office:value-type="float" office:value="6650340.502" calcext:value-type="float">
            <text:p>6'650'340.502</text:p>
          </table:table-cell>
          <table:table-cell table:style-name="ce7" office:value-type="float" office:value="2516169.8761" calcext:value-type="float">
            <text:p>2'516'169.876</text:p>
          </table:table-cell>
          <table:table-cell table:style-name="ce7" office:value-type="float" office:value="1195456.3556" calcext:value-type="float">
            <text:p>1'195'456.356</text:p>
          </table:table-cell>
          <table:table-cell table:style-name="ce8" office:value-type="float" office:value="833.47" calcext:value-type="float">
            <text:p>833.47</text:p>
          </table:table-cell>
          <table:table-cell table:style-name="ce7" office:value-type="float" office:value="832.9498" calcext:value-type="float">
            <text:p>832.950</text:p>
          </table:table-cell>
          <table:table-cell table:style-name="ce7" office:value-type="float" office:value="833.0886" calcext:value-type="float">
            <text:p>833.089</text:p>
          </table:table-cell>
          <table:table-cell table:style-name="ce7" office:value-type="float" office:value="833.1257" calcext:value-type="float">
            <text:p>833.126</text:p>
          </table:table-cell>
        </table:table-row>
        <table:table-row table:style-name="ro1">
          <table:table-cell office:value-type="string" calcext:value-type="string">
            <text:p>AGNES</text:p>
          </table:table-cell>
          <table:table-cell office:value-type="string" calcext:value-type="string">
            <text:p>STCX</text:p>
          </table:table-cell>
          <table:table-cell office:value-type="float" office:value="4344778.575" calcext:value-type="float">
            <text:p>4'344'778.575</text:p>
          </table:table-cell>
          <table:table-cell office:value-type="float" office:value="495114.821" calcext:value-type="float">
            <text:p>495'114.821</text:p>
          </table:table-cell>
          <table:table-cell office:value-type="float" office:value="4629118.696" calcext:value-type="float">
            <text:p>4'629'118.696</text:p>
          </table:table-cell>
          <table:table-cell office:value-type="string" calcext:value-type="string">
            <text:p>06°30'04.20999"E</text:p>
          </table:table-cell>
          <table:table-cell office:value-type="string" calcext:value-type="string">
            <text:p>46°49'20.58324"N</text:p>
          </table:table-cell>
          <table:table-cell office:value-type="float" office:value="1155.443" calcext:value-type="float">
            <text:p>1'155.443</text:p>
          </table:table-cell>
          <table:table-cell table:style-name="ce6" office:value-type="float" office:value="966828.839" calcext:value-type="float">
            <text:p>966'828.839</text:p>
          </table:table-cell>
          <table:table-cell table:style-name="ce6" office:value-type="float" office:value="6641720.263" calcext:value-type="float">
            <text:p>6'641'720.263</text:p>
          </table:table-cell>
          <table:table-cell office:value-type="float" office:value="2528465.166" calcext:value-type="float">
            <text:p>2'528'465.166</text:p>
          </table:table-cell>
          <table:table-cell office:value-type="float" office:value="1186121.148" calcext:value-type="float">
            <text:p>1'186'121.148</text:p>
          </table:table-cell>
          <table:table-cell table:style-name="ce9" office:value-type="float" office:value="1105.403" calcext:value-type="float">
            <text:p>1'105.40</text:p>
          </table:table-cell>
          <table:table-cell office:value-type="float" office:value="1104.743" calcext:value-type="float">
            <text:p>1'104.743</text:p>
          </table:table-cell>
          <table:table-cell table:style-name="ce7" office:value-type="float" office:value="1105.0179" calcext:value-type="float">
            <text:p>1'105.018</text:p>
          </table:table-cell>
          <table:table-cell table:style-name="ce7" office:value-type="float" office:value="1105.0136" calcext:value-type="float">
            <text:p>1'105.014</text:p>
          </table:table-cell>
        </table:table-row>
        <table:table-row table:style-name="ro1" table:number-rows-repeated="104856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.00.0000</text:date>, <text:time style:data-style-name="N2" text:time-value="09:30:10.911657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7:36:20.937307041</meta:creation-date>
    <dc:date>2018-04-05T10:15:45.660039547</dc:date>
    <meta:editing-duration>PT59M34S</meta:editing-duration>
    <meta:editing-cycles>6</meta:editing-cycles>
    <meta:generator>LibreOffice/5.1.6.2$Linux_X86_64 LibreOffice_project/10m0$Build-2</meta:generator>
    <meta:document-statistic meta:table-count="1" meta:cell-count="85" meta:object-count="0"/>
  </office:meta>
</office:document-meta>
</file>